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P2" style:family="paragraph" style:parent-style-name="Standard">
      <style:paragraph-properties fo:text-align="justify" style:justify-single-word="false"/>
      <style:text-properties style:font-name="Liberation Serif" fo:language="id" fo:country="ID" fo:font-style="italic" fo:font-weight="normal" style:font-style-asian="italic" style:font-weight-asian="normal" style:font-weight-complex="normal"/>
    </style:style>
    <style:style style:name="P3"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language="id" fo:country="ID" fo:font-weight="bold"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language="id" fo:country="ID" fo:font-style="italic" fo:font-weight="normal" officeooo:rsid="0004c34e" officeooo:paragraph-rsid="0004c34e" style:font-style-asian="italic" style:font-weight-asian="normal" style:font-style-complex="italic" style:font-weight-complex="normal"/>
    </style:style>
    <style:style style:name="P6"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tyle="italic" fo:font-weight="bold" style:font-style-asian="italic" style:font-weight-asian="bold" style:font-style-complex="italic"/>
    </style:style>
    <style:style style:name="P7" style:family="paragraph" style:parent-style-name="Standard" style:master-page-name="Standard">
      <style:paragraph-properties fo:text-align="center" style:justify-single-word="false" style:page-number="2">
        <style:tab-stops>
          <style:tab-stop style:position="2.251cm"/>
          <style:tab-stop style:position="2.752cm"/>
          <style:tab-stop style:position="8.502cm"/>
        </style:tab-stops>
      </style:paragraph-properties>
      <style:text-properties style:font-name="Liberation Serif" fo:font-style="italic" fo:font-weight="normal" style:font-style-asian="italic" style:font-weight-asian="normal" style:font-weight-complex="normal"/>
    </style:style>
    <style:style style:name="P8" style:family="paragraph">
      <loext:graphic-properties draw:fill="none"/>
    </style:style>
    <style:style style:name="T1" style:family="text">
      <style:text-properties fo:language="id" fo:country="ID" fo:font-weight="bold" style:font-weight-asian="bold"/>
    </style:style>
    <style:style style:name="T2" style:family="text">
      <style:text-properties fo:language="id" fo:country="ID" fo:font-weight="bold" officeooo:rsid="00079d57" style:font-weight-asian="bold"/>
    </style:style>
    <style:style style:name="T3" style:family="text">
      <style:text-properties fo:language="id" fo:country="ID" fo:font-style="italic" fo:font-weight="bold" style:font-style-asian="italic" style:font-weight-asian="bold"/>
    </style:style>
    <style:style style:name="T4" style:family="text">
      <style:text-properties fo:language="id" fo:country="ID" fo:font-style="italic" fo:font-weight="bold" style:font-style-asian="italic" style:font-weight-asian="bold" style:font-weight-complex="bold"/>
    </style:style>
    <style:style style:name="T5" style:family="text">
      <style:text-properties fo:language="id" fo:country="ID" fo:font-style="italic" fo:font-weight="bold" officeooo:rsid="00079d57" style:font-style-asian="italic" style:font-weight-asian="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officeooo:rsid="0004c34e" style:font-style-asian="italic" style:font-weight-asian="bold" style:font-weight-complex="bold"/>
    </style:style>
    <style:style style:name="T8" style:family="text">
      <style:text-properties fo:font-style="italic" fo:font-weight="bold" officeooo:rsid="00047f73" style:font-style-asian="italic" style:font-weight-asian="bold" style:font-style-complex="italic" style:font-weight-complex="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oft-page-break/>ABSTRACT</text:p>
      <text:p text:style-name="P2">The use of computer technology at this time has progressed quite rapidly. Computers are vital devices in daily life - Many operating system developers who continue to develop their products Linux is an open source program that is now not an alternative operating system. Computers today are not only used in offices, government or educational institutions, but almost in every home. The computer we use uses an operating system. Now there are so many open source based applications that have been widely known by the public, such as inkscape for design purposes, blenders for 3D needs, libreoffice for office needs and many programs that are well known to the public. The company does not want to be outdone by this, even one of the shoe manufacturers is one of the official sponsors of an open source based program. Learning about Linux is a scourge for students or lecturers who are familiar with the Windows Operating System. With the background above can be taken the title "<text:span text:style-name="T11">GNU / Linux Xubuntu Remastering with Student-based ubuntu customization kit</text:span>".</text:p>
      <text:p text:style-name="P3"/>
      <text:p text:style-name="P5">Keyword : Remaster, UCK, Xubuntu,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M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tyle="italic" fo:font-weight="bold" style:font-style-asian="italic" style:font-weight-asian="bold" style:font-style-complex="italic"/>
    </style:style>
    <style:style style:name="MP3" style:family="paragraph">
      <loext:graphic-properties draw:fill="none"/>
    </style:style>
    <style:style style:name="MP4"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fo:font-style="italic" fo:font-weight="bold" style:font-style-asian="italic" style:font-weight-asian="bold" style:font-weight-complex="bold"/>
    </style:style>
    <style:style style:name="MT3" style:family="text">
      <style:text-properties fo:language="id" fo:country="ID" fo:font-style="italic" fo:font-weight="bold" style:font-style-asian="italic" style:font-weight-asian="bold"/>
    </style:style>
    <style:style style:name="MT4" style:family="text">
      <style:text-properties fo:font-style="italic" fo:font-weight="bold" style:font-style-asian="italic" style:font-weight-asian="bold" style:font-weight-complex="bold"/>
    </style:style>
    <style:style style:name="MT5" style:family="text">
      <style:text-properties fo:font-style="italic" fo:font-weight="bold" officeooo:rsid="0004c34e" style:font-style-asian="italic" style:font-weight-asian="bold" style:font-weight-complex="bold"/>
    </style:style>
    <style:style style:name="MT6" style:family="text">
      <style:text-properties fo:font-style="italic" style:font-style-asian="italic"/>
    </style:style>
    <style:style style:name="MT7" style:family="text">
      <style:text-properties fo:font-style="italic" style:font-style-asian="italic" style:font-style-complex="italic"/>
    </style:style>
    <style:style style:name="MT8" style:family="text">
      <style:text-properties fo:language="id" fo:country="ID" fo:font-weight="bold" officeooo:rsid="00079d57" style:font-weight-asian="bold"/>
    </style:style>
    <style:style style:name="MT9" style:family="text">
      <style:text-properties fo:language="id" fo:country="ID" fo:font-style="italic" fo:font-weight="bold" officeooo:rsid="00079d57" style:font-style-asian="italic" style:font-weight-asian="bold"/>
    </style:style>
    <style:style style:name="MT10" style:family="text">
      <style:text-properties fo:font-style="italic" fo:font-weight="bold" officeooo:rsid="00047f73" style:font-style-asian="italic" style:font-weight-asian="bold" style:font-style-complex="italic" style:font-weight-complex="bold"/>
    </style:style>
    <style:style style:name="M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Kuriyanto Adi Saputro, "</text:span><text:span text:style-name="MT2">GNU / Linux Xubuntu Remastering with Student-based ubuntu customization kit</text:span><text:span text:style-name="MT1">"</text:span></text:p>
        <text:p text:style-name="MP1"><text:span text:style-name="MT3">Department / Study Program Informatica Engineering, Level of Education </text:span><text:span text:style-name="MT4">Associate Degree </text:span><text:span text:style-name="MT5">S1</text:span><text:span text:style-name="MT6"> (</text:span><text:span text:style-name="MT4">TI</text:span><text:span text:style-name="MT6">)</text:span><text:span text:style-name="MT7"> </text:span><text:span text:style-name="MT1"><text:s/></text:span><text:span text:style-name="MT8">September</text:span><text:span text:style-name="MT3"> </text:span><text:span text:style-name="MT9">5 </text:span><text:span text:style-name="MT3">st, 201</text:span><text:span text:style-name="MT10">8</text:span></text:p>
        <text:p text:style-name="MP2">LXVIII + 68 + 28 Figure + 14 Appendix + 15 Tables + 42 Symbols</text:p>
        <text:p text:style-name="Header"><draw:custom-shape text:anchor-type="char" draw:z-index="0" draw:style-name="Mgr1" draw:text-style-name="MP3" svg:width="14.018cm" svg:height="0.003cm" svg:x="0.002cm" svg:y="0.079cm"><text:p/><draw:enhanced-geometry svg:viewBox="0 0 21600 21600" draw:type="mso-spt32" draw:enhanced-path="M 0 0 L 21600 21600 N"/></draw:custom-shape></text:p>
      </style:header>
      <style:footer>
        <text:p text:style-name="MP4"><text:page-number text:select-page="current">ii</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11</meta:editing-cycles>
    <meta:creation-date>2017-08-14T23:37:00</meta:creation-date>
    <dc:date>2018-09-12T14:45:36.160224459</dc:date>
    <meta:editing-duration>PT49M11S</meta:editing-duration>
    <meta:generator>LibreOffice/6.0.5.2$Linux_X86_64 LibreOffice_project/54c8cbb85f300ac59db32fe8a675ff7683cd5a16</meta:generator>
    <meta:print-date>2018-09-12T14:44:31.848768566</meta:print-date>
    <meta:document-statistic meta:table-count="0" meta:image-count="0" meta:object-count="0" meta:page-count="2" meta:paragraph-count="7" meta:word-count="229" meta:character-count="1390" meta:non-whitespace-character-count="11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